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ttributeEditorTests.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ttributeEditorTests.validPropagationCodeAndIsolationCodeAndRollbackRule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ttributeEditorTests.validPropagationCodeAndIsolationCodeAndRollbackRule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ttributeEditorTests.ruleBasedTransactionAttribut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ansactionAttributeEditorTests.validPropagationCodeAndIsolatio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ttributeEditorTests.validPropagationCod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AttributeEditorTests.validPropagationAndIsolationCodesAndInvalidRollback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ttributeEditorTests.defaultTransactionAttribut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ansactionAttributeEditorTests.nul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ttributeEditorTests.invalidPropagationCod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